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ção</text:h>
      <text:p text:style-name="Text_20_body">O cadastro de tipos de venda é essencial para configurar diferentes modelos de vendas no sistema, como Orçamentos, Pedidos e Notas Fiscais. Esta funcionalidade permite customizar processos e assegurar que cada operação atenda às especificidades do negócio.</text:p>
      <text:p text:style-name="Horizontal_20_Line"/>
      <text:h text:style-name="Heading_20_3" text:outline-level="3">2. Consulta de Tipos de Venda</text:h>
      <text:list xml:id="list1530310861" text:style-name="L1">
        <text:list-item>
          <text:p text:style-name="P1"><text:span text:style-name="Strong_20_Emphasis">Acesso:</text:span></text:p>
          <text:list>
            <text:list-item>
              <text:p text:style-name="P1">Clique no ícone <text:span text:style-name="Strong_20_Emphasis">Venda</text:span> no menu principal.</text:p>
            </text:list-item>
            <text:list-item>
              <text:p text:style-name="P1">Selecione a opção <text:span text:style-name="Strong_20_Emphasis">Tipo de Venda</text:span>.</text:p>
            </text:list-item>
          </text:list>
        </text:list-item>
        <text:list-item>
          <text:p text:style-name="P1"><text:span text:style-name="Strong_20_Emphasis">Elementos da Tela:</text:span></text:p>
          <text:list>
            <text:list-item>
              <text:p text:style-name="P1"><text:span text:style-name="Strong_20_Emphasis">Grid de Informações:</text:span> Exibe os tipos cadastrados, incluindo:</text:p>
              <text:list>
                <text:list-item>
                  <text:p text:style-name="P1">Código.</text:p>
                </text:list-item>
                <text:list-item>
                  <text:p text:style-name="P1">Descrição.</text:p>
                </text:list-item>
                <text:list-item>
                  <text:p text:style-name="P1">Modelo.</text:p>
                </text:list-item>
                <text:list-item>
                  <text:p text:style-name="P1">Configurações (Pode Emitir NF, Pode Faturar, Pode Produzir).</text:p>
                </text:list-item>
                <text:list-item>
                  <text:p text:style-name="P1">Tabela de Preço, Plano de Contas, Natureza da Operação.</text:p>
                </text:list-item>
                <text:list-item>
                  <text:p text:style-name="P1">Status (Ativo/Desativado).</text:p>
                </text:list-item>
                <text:list-item>
                  <text:p text:style-name="P1">Data da última alteração.</text:p>
                </text:list-item>
              </text:list>
            </text:list-item>
            <text:list-item>
              <text:p text:style-name="P1"><text:span text:style-name="Strong_20_Emphasis">Filtros de Busca:</text:span> Utilize campos como Data, Cliente e Tipo para localizar registros específicos.</text:p>
            </text:list-item>
          </text:list>
        </text:list-item>
      </text:list>
      <text:p text:style-name="Horizontal_20_Line"/>
      <text:h text:style-name="Heading_20_3" text:outline-level="3">3. Cadastro de Tipo de Venda</text:h>
      <text:list xml:id="list2084386504" text:style-name="L2">
        <text:list-item>
          <text:p text:style-name="P2"><text:span text:style-name="Strong_20_Emphasis">Passo a Passo:</text:span></text:p>
          <text:list>
            <text:list-item>
              <text:p text:style-name="P2">Na tela de Tipos de Venda, clique em <text:span text:style-name="Strong_20_Emphasis">+Novo</text:span>.</text:p>
            </text:list-item>
            <text:list-item>
              <text:p text:style-name="P2">Preencha os seguintes campos:</text:p>
              <text:list>
                <text:list-item>
                  <text:p text:style-name="P2"><text:span text:style-name="Strong_20_Emphasis">Código:</text:span> Gerado automaticamente pelo sistema.</text:p>
                </text:list-item>
                <text:list-item>
                  <text:p text:style-name="P2"><text:soft-page-break/><text:span text:style-name="Strong_20_Emphasis">Descrição:</text:span> Insira o nome que identifica o tipo de venda.</text:p>
                </text:list-item>
                <text:list-item>
                  <text:p text:style-name="P2"><text:span text:style-name="Strong_20_Emphasis">Modelo:</text:span> Escolha entre os modelos disponíveis (Venda, Orçamento, Nota Fiscal).</text:p>
                </text:list-item>
                <text:list-item>
                  <text:p text:style-name="P2"><text:span text:style-name="Strong_20_Emphasis">Entrada/Saída:</text:span> Indique se o tipo de venda é uma entrada ou saída de mercadorias.</text:p>
                </text:list-item>
                <text:list-item>
                  <text:p text:style-name="P2"><text:span text:style-name="Strong_20_Emphasis">Plano de Contas:</text:span> Associe um plano de contas, se necessário.</text:p>
                </text:list-item>
                <text:list-item>
                  <text:p text:style-name="P2"><text:span text:style-name="Strong_20_Emphasis">Ativo:</text:span> Marque se o registro estará ativo no sistema.</text:p>
                </text:list-item>
                <text:list-item>
                  <text:p text:style-name="P2"><text:span text:style-name="Strong_20_Emphasis">Última Alteração:</text:span> Campo automático que exibe a data e hora da última modificação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4. Blocos e Configurações Específicas</text:h>
      <text:h text:style-name="Heading_20_4" text:outline-level="4"><text:span text:style-name="Strong_20_Emphasis">Bloco Configurações Adicionais</text:span></text:h>
      <text:list xml:id="list3638042554" text:style-name="L3">
        <text:list-item>
          <text:p text:style-name="P3"><text:span text:style-name="Strong_20_Emphasis">Pode ser Faturado:</text:span> Marque se o tipo de venda permite faturamento.</text:p>
        </text:list-item>
        <text:list-item>
          <text:p text:style-name="P3"><text:span text:style-name="Strong_20_Emphasis">Pode ser Produzido:</text:span> Marque se o tipo de venda gera ordens de produção.</text:p>
        </text:list-item>
        <text:list-item>
          <text:p text:style-name="P3"><text:span text:style-name="Strong_20_Emphasis">Permite Emitir NF:</text:span> Marque se o tipo de venda permite emissão de nota fiscal.</text:p>
        </text:list-item>
        <text:list-item>
          <text:p text:style-name="P3"><text:span text:style-name="Strong_20_Emphasis">Local de Estoque Padrão:</text:span> Escolha o estoque padrão vinculado ao tipo de venda.</text:p>
        </text:list-item>
        <text:list-item>
          <text:p text:style-name="P3"><text:span text:style-name="Strong_20_Emphasis">Tabela de Preços:</text:span> Vincule uma tabela de preço clicando no botão <text:span text:style-name="Strong_20_Emphasis">...</text:span> para abrir a janela de consulta.</text:p>
        </text:list-item>
      </text:list>
      <text:h text:style-name="Heading_20_4" text:outline-level="4"><text:span text:style-name="Strong_20_Emphasis">Bloco Notas Fiscais</text:span></text:h>
      <text:list xml:id="list2763996348" text:style-name="L4">
        <text:list-item>
          <text:p text:style-name="P4"><text:span text:style-name="Strong_20_Emphasis">Finalidade:</text:span> Selecione a finalidade da nota fiscal (ex.: Devolução, Consumo).</text:p>
        </text:list-item>
        <text:list-item>
          <text:p text:style-name="P4"><text:span text:style-name="Strong_20_Emphasis">Operação:</text:span> Indique o tipo de operação (ex.: Venda, Transferência).</text:p>
        </text:list-item>
        <text:list-item>
          <text:p text:style-name="P4"><text:span text:style-name="Strong_20_Emphasis">Frete por Conta:</text:span> Escolha o responsável pelo frete.</text:p>
        </text:list-item>
        <text:list-item>
          <text:p text:style-name="P4"><text:span text:style-name="Strong_20_Emphasis">Natureza da Operação Padrão:</text:span> Configure a natureza padrão para emissão de notas fiscais.</text:p>
        </text:list-item>
      </text:list>
      <text:h text:style-name="Heading_20_4" text:outline-level="4"><text:span text:style-name="Strong_20_Emphasis">Bloco Atividade</text:span></text:h>
      <text:list xml:id="list419365595" text:style-name="L5">
        <text:list-item>
          <text:p text:style-name="P5">Exibe um histórico detalhado das alterações realizadas no registro.</text:p>
        </text:list-item>
      </text:list>
      <text:p text:style-name="Horizontal_20_Line"/>
      <text:h text:style-name="Heading_20_3" text:outline-level="3"><text:soft-page-break/>5. Ações na Tela</text:h>
      <text:list xml:id="list4066226153" text:style-name="L6">
        <text:list-item>
          <text:p text:style-name="P6"><text:span text:style-name="Strong_20_Emphasis">Botões Disponíveis:</text:span></text:p>
          <text:list>
            <text:list-item>
              <text:p text:style-name="P6"><text:span text:style-name="Strong_20_Emphasis">Novo:</text:span> Habilita os campos para cadastro de um novo registro.</text:p>
            </text:list-item>
            <text:list-item>
              <text:p text:style-name="P6"><text:span text:style-name="Strong_20_Emphasis">Confirmar:</text:span> Salva as informações inseridas.</text:p>
            </text:list-item>
            <text:list-item>
              <text:p text:style-name="P6"><text:span text:style-name="Strong_20_Emphasis">Alterar:</text:span> Permite editar registros existentes.</text:p>
            </text:list-item>
            <text:list-item>
              <text:p text:style-name="P6"><text:span text:style-name="Strong_20_Emphasis">Cancelar:</text:span> Descarta alterações em andamento.</text:p>
            </text:list-item>
            <text:list-item>
              <text:p text:style-name="P6"><text:span text:style-name="Strong_20_Emphasis">Excluir:</text:span> Remove o registro selecionado.</text:p>
            </text:list-item>
            <text:list-item>
              <text:p text:style-name="P6"><text:span text:style-name="Strong_20_Emphasis">Setas (Anterior/Próximo):</text:span> Navega entre os registros cadastrados.</text:p>
            </text:list-item>
            <text:list-item>
              <text:p text:style-name="P6"><text:span text:style-name="Strong_20_Emphasis">Consultar:</text:span> Abre uma janela de pesquisa detalhada.</text:p>
            </text:list-item>
            <text:list-item>
              <text:p text:style-name="P6"><text:span text:style-name="Strong_20_Emphasis">Sair:</text:span> Fecha a tela atual.</text:p>
            </text:list-item>
          </text:list>
        </text:list-item>
      </text:list>
      <text:p text:style-name="Horizontal_20_Line"/>
      <text:h text:style-name="Heading_20_3" text:outline-level="3">6. Dicas de Utilização</text:h>
      <text:list xml:id="list3343553250" text:style-name="L7">
        <text:list-item>
          <text:p text:style-name="P7">Utilize filtros para encontrar rapidamente o tipo de venda desejado.</text:p>
        </text:list-item>
        <text:list-item>
          <text:p text:style-name="P7">Sempre confirme as alterações antes de sair da tela para evitar perda de dados.</text:p>
        </text:list-item>
        <text:list-item>
          <text:p text:style-name="P7">Ao configurar novos tipos de venda, verifique a coerência entre as opções selecionadas (ex.: tabela de preços e natureza de operação)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3:59:15.001000000</dc:date>
    <meta:editing-duration>PT4S</meta:editing-duration>
    <meta:editing-cycles>1</meta:editing-cycles>
    <meta:document-statistic meta:table-count="0" meta:image-count="0" meta:object-count="0" meta:page-count="3" meta:paragraph-count="55" meta:word-count="483" meta:character-count="2892" meta:non-whitespace-character-count="2509"/>
    <meta:generator>LibreOffice/7.3.2.2$Windows_X86_64 LibreOffice_project/49f2b1bff42cfccbd8f788c8dc32c1c309559be0</meta:generator>
  </office:meta>
</office:document-meta>
</file>